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ReaderDelegat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aderDelegate.getAttributePrefix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aderDelegate.setParent( XMLStream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aderDelegate.getAttributeNam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aderDelegate.isEn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aderDelegate.getText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aderDelegate.has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aderDelegate.getNamespaceURI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aderDelegate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aderDelegate.getEv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aderDelegate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aderDelegate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aderDelegate.StreamReaderDelegate( XMLStream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aderDelegate.getNamespac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aderDelegate.ha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aderDelegate.require( int type ,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aderDelegate.getElemen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aderDelegate.next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aderDelegate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aderDelegate.StreamReader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eamReaderDelegate.getAttribut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aderDelegate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aderDelegate.getAttributeLocalNam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aderDelegate.getPI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aderDelegate.getAttributeNamespac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aderDelegate.getTextCharac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aderDelegate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aderDelegate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aderDelegate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aderDelegate.isStar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aderDelegate.getNamespac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aderDelegate.getAttributeValu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aderDelegate.getPI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aderDelegate.isAttributeSpecified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aderDelegate.isCharac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aderDelegate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aderDelegate.getTex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aderDelegate.getAttributeValue(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aderDelegate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aderDelegate.getAttributeTyp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aderDelegate.get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aderDelegate.getTextCharacters( int sourceStart , char [ ] target , int target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eamReaderDelegate.ge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aderDelegate.getNamespacePrefix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aderDelegate.is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aderDelegate.getNamespaceURI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aderDelegate.isStanda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aderDelegate.getCharacterEncoding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ReaderDelegate.standalon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